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DeploymentTool.processDescriptor( String descriptorFileName , SAXParser saxPars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GenericDeploymentTool.getDes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DeploymentTool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DeploymentTool.addFileToJar( JarOutputStream jStream , File inputFile , String logicalFil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GenericDeploymentTool.configure( EjbJar . 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DeploymentTool.getClassLoaderForBuil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enericDeploymentTool.checkAndAddDependants( Hashtable checkEntri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GenericDeploymentTool.validateConfigur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DeploymentTool.GenericDeploymentT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cDeploymentTool.writeJar( String baseName , File jarfile , Hashtable files , String publicId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GenericDeploymentTool.getCombinedClass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ericDeploymentTool.getJarBaseName( String descriptorFile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GenericDeploymentTool.needToRebuild( Hashtable ejbFiles , File jar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GenericDeploymentTool.getVendorDDPrefix( String baseName , String descriptorFil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enericDeploymentTool.setDestdir( File in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DeploymentTool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DeploymentTool.parseEjbFiles( String descriptorFileName , SAXParser saxPars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GenericDeploymentTool.addSupportClasses( Hashtable ejbFi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enericDeploymentTool.getDescriptorHandler( File src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icDeploymentTool.getManifestFile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ericDeploymentTool.registerKnownDTDs( Descriptor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cDeploymentTool.createAnalyze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GenericDeploymentTool.checkConfiguration( String descriptorFileName , SAXParser sax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cDeploymentTool.addVendorFiles( Hashtable ejbFiles , String dd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cDeploymentTool.get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DeploymentTool.getVendorOutputJarFile( String 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DeploymentTool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DeploymentTool.usingBaseJa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DeploymentTool.setTask( 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DeploymentTool.log( String message ,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DeploymentTool.setGenericJarSuffix( String in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DeploymentTool.g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DeploymentTool.setClasspath( Path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